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8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20A" table:style-name="ta1">
        <table:shapes>
          <draw:frame draw:z-index="0" draw:style-name="gr1" draw:text-style-name="P1" svg:width="4.0441in" svg:height="2.276in" svg:x="7.5516in" svg:y="0.8055in">
            <draw:object draw:notify-on-update-of-ranges="R20A.A2:R20A.A14 R20A.C2:R20A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728in" svg:height="2.4295in" svg:x="4.7665in" svg:y="3.3181in">
            <draw:object draw:notify-on-update-of-ranges="R20A.A2:R20A.A14 R20A.G2:R20A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20A HV (V)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Coin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10B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20A</text:p>
          </table:table-cell>
          <table:table-cell office:value-type="string" calcext:value-type="string">
            <text:p>err</text:p>
          </table:table-cell>
          <table:table-cell table:number-columns-repeated="2"/>
          <table:table-cell office:value-type="string" calcext:value-type="string">
            <text:p>R10B HV</text:p>
          </table:table-cell>
          <table:table-cell office:value-type="string" calcext:value-type="string">
            <text:p>775 V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2]*0.02"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SQRT([.$C2])" office:value-type="float" office:value="7.68114574786861" calcext:value-type="float">
            <text:p>7.68114574786861</text:p>
          </table:table-cell>
          <table:table-cell office:value-type="float" office:value="4252" calcext:value-type="float">
            <text:p>4252</text:p>
          </table:table-cell>
          <table:table-cell table:formula="of:=SQRT([.$E2])" office:value-type="float" office:value="65.2073615476044" calcext:value-type="float">
            <text:p>65.2073615476044</text:p>
          </table:table-cell>
          <table:table-cell office:value-type="float" office:value="267" calcext:value-type="float">
            <text:p>267</text:p>
          </table:table-cell>
          <table:table-cell table:formula="of:=SQRT([.$G2])" office:value-type="float" office:value="16.3401346383682" calcext:value-type="float">
            <text:p>16.3401346383682</text:p>
          </table:table-cell>
          <table:table-cell table:number-columns-repeated="2"/>
          <table:table-cell office:value-type="string" calcext:value-type="string">
            <text:p>Thr</text:p>
          </table:table-cell>
          <table:table-cell office:value-type="string" calcext:value-type="string">
            <text:p>40 mV</text:p>
          </table:table-cell>
          <table:table-cell office:value-type="string" calcext:value-type="string">
            <text:p>on both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3]*0.02" office:value-type="float" office:value="14.5" calcext:value-type="float">
            <text:p>14.5</text:p>
          </table:table-cell>
          <table:table-cell office:value-type="float" office:value="119" calcext:value-type="float">
            <text:p>119</text:p>
          </table:table-cell>
          <table:table-cell table:formula="of:=SQRT([.$C3])" office:value-type="float" office:value="10.9087121146357" calcext:value-type="float">
            <text:p>10.9087121146357</text:p>
          </table:table-cell>
          <table:table-cell office:value-type="float" office:value="4203" calcext:value-type="float">
            <text:p>4203</text:p>
          </table:table-cell>
          <table:table-cell table:formula="of:=SQRT([.$E3])" office:value-type="float" office:value="64.8305483549229" calcext:value-type="float">
            <text:p>64.8305483549229</text:p>
          </table:table-cell>
          <table:table-cell office:value-type="float" office:value="506" calcext:value-type="float">
            <text:p>506</text:p>
          </table:table-cell>
          <table:table-cell table:formula="of:=SQRT([.$G3])" office:value-type="float" office:value="22.494443758404" calcext:value-type="float">
            <text:p>22.494443758404</text:p>
          </table:table-cell>
          <table:table-cell table:number-columns-repeated="2"/>
          <table:table-cell office:value-type="string" calcext:value-type="string">
            <text:p>DT</text:p>
          </table:table-cell>
          <table:table-cell office:value-type="string" calcext:value-type="string">
            <text:p>200 s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SQRT([.$C4])" office:value-type="float" office:value="15.4596248337403" calcext:value-type="float">
            <text:p>15.4596248337403</text:p>
          </table:table-cell>
          <table:table-cell office:value-type="float" office:value="4035" calcext:value-type="float">
            <text:p>4035</text:p>
          </table:table-cell>
          <table:table-cell table:formula="of:=SQRT([.$E4])" office:value-type="float" office:value="63.521649852629" calcext:value-type="float">
            <text:p>63.521649852629</text:p>
          </table:table-cell>
          <table:table-cell office:value-type="float" office:value="860" calcext:value-type="float">
            <text:p>860</text:p>
          </table:table-cell>
          <table:table-cell table:formula="of:=SQRT([.$G4])" office:value-type="float" office:value="29.3257565972304" calcext:value-type="float">
            <text:p>29.3257565972304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SQRT([.$C5])" office:value-type="float" office:value="19.6977156035922" calcext:value-type="float">
            <text:p>19.6977156035922</text:p>
          </table:table-cell>
          <table:table-cell office:value-type="float" office:value="4127" calcext:value-type="float">
            <text:p>4127</text:p>
          </table:table-cell>
          <table:table-cell table:formula="of:=SQRT([.$E5])" office:value-type="float" office:value="64.2417309853961" calcext:value-type="float">
            <text:p>64.2417309853961</text:p>
          </table:table-cell>
          <table:table-cell office:value-type="float" office:value="1454" calcext:value-type="float">
            <text:p>1454</text:p>
          </table:table-cell>
          <table:table-cell table:formula="of:=SQRT([.$G5])" office:value-type="float" office:value="38.1313519298752" calcext:value-type="float">
            <text:p>38.1313519298752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513" calcext:value-type="float">
            <text:p>513</text:p>
          </table:table-cell>
          <table:table-cell table:formula="of:=SQRT([.$C6])" office:value-type="float" office:value="22.6495033058122" calcext:value-type="float">
            <text:p>22.6495033058122</text:p>
          </table:table-cell>
          <table:table-cell office:value-type="float" office:value="4125" calcext:value-type="float">
            <text:p>4125</text:p>
          </table:table-cell>
          <table:table-cell table:formula="of:=SQRT([.$E6])" office:value-type="float" office:value="64.2261628933257" calcext:value-type="float">
            <text:p>64.2261628933257</text:p>
          </table:table-cell>
          <table:table-cell office:value-type="float" office:value="2164" calcext:value-type="float">
            <text:p>2164</text:p>
          </table:table-cell>
          <table:table-cell table:formula="of:=SQRT([.$G6])" office:value-type="float" office:value="46.518813398452" calcext:value-type="float">
            <text:p>46.518813398452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float" office:value="614" calcext:value-type="float">
            <text:p>614</text:p>
          </table:table-cell>
          <table:table-cell table:formula="of:=SQRT([.$C7])" office:value-type="float" office:value="24.7790233867277" calcext:value-type="float">
            <text:p>24.7790233867277</text:p>
          </table:table-cell>
          <table:table-cell office:value-type="float" office:value="4002" calcext:value-type="float">
            <text:p>4002</text:p>
          </table:table-cell>
          <table:table-cell table:formula="of:=SQRT([.$E7])" office:value-type="float" office:value="63.2613626157388" calcext:value-type="float">
            <text:p>63.2613626157388</text:p>
          </table:table-cell>
          <table:table-cell office:value-type="float" office:value="3174" calcext:value-type="float">
            <text:p>3174</text:p>
          </table:table-cell>
          <table:table-cell table:formula="of:=SQRT([.$G7])" office:value-type="float" office:value="56.3382640840131" calcext:value-type="float">
            <text:p>56.338264084013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717" calcext:value-type="float">
            <text:p>717</text:p>
          </table:table-cell>
          <table:table-cell table:formula="of:=SQRT([.$C8])" office:value-type="float" office:value="26.7768556779918" calcext:value-type="float">
            <text:p>26.7768556779918</text:p>
          </table:table-cell>
          <table:table-cell office:value-type="float" office:value="4071" calcext:value-type="float">
            <text:p>4071</text:p>
          </table:table-cell>
          <table:table-cell table:formula="of:=SQRT([.$E8])" office:value-type="float" office:value="63.8043885637971" calcext:value-type="float">
            <text:p>63.8043885637971</text:p>
          </table:table-cell>
          <table:table-cell office:value-type="float" office:value="4490" calcext:value-type="float">
            <text:p>4490</text:p>
          </table:table-cell>
          <table:table-cell table:formula="of:=SQRT([.$G8])" office:value-type="float" office:value="67.0074622710038" calcext:value-type="float">
            <text:p>67.0074622710038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4162" calcext:value-type="float">
            <text:p>4162</text:p>
          </table:table-cell>
          <table:table-cell/>
          <table:table-cell office:value-type="float" office:value="5545" calcext:value-type="float">
            <text:p>5545</text:p>
          </table:table-cell>
          <table:table-cell table:number-columns-repeated="6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float" office:value="777" calcext:value-type="float">
            <text:p>777</text:p>
          </table:table-cell>
          <table:table-cell table:formula="of:=SQRT([.$C10])" office:value-type="float" office:value="27.8747197295327" calcext:value-type="float">
            <text:p>27.8747197295327</text:p>
          </table:table-cell>
          <table:table-cell office:value-type="float" office:value="4084" calcext:value-type="float">
            <text:p>4084</text:p>
          </table:table-cell>
          <table:table-cell table:formula="of:=SQRT([.$E10])" office:value-type="float" office:value="63.9061812346818" calcext:value-type="float">
            <text:p>63.9061812346818</text:p>
          </table:table-cell>
          <table:table-cell office:value-type="float" office:value="7097" calcext:value-type="float">
            <text:p>7097</text:p>
          </table:table-cell>
          <table:table-cell table:formula="of:=SQRT([.$G10])" office:value-type="float" office:value="84.2436941260294" calcext:value-type="float">
            <text:p>84.2436941260294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3971" calcext:value-type="float">
            <text:p>3971</text:p>
          </table:table-cell>
          <table:table-cell/>
          <table:table-cell office:value-type="float" office:value="10471" calcext:value-type="float">
            <text:p>10471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SQRT([.$C12])" office:value-type="float" office:value="28.9309522829789" calcext:value-type="float">
            <text:p>28.9309522829789</text:p>
          </table:table-cell>
          <table:table-cell office:value-type="float" office:value="4024" calcext:value-type="float">
            <text:p>4024</text:p>
          </table:table-cell>
          <table:table-cell table:formula="of:=SQRT([.$E12])" office:value-type="float" office:value="63.4350061086148" calcext:value-type="float">
            <text:p>63.4350061086148</text:p>
          </table:table-cell>
          <table:table-cell office:value-type="float" office:value="38223" calcext:value-type="float">
            <text:p>38223</text:p>
          </table:table-cell>
          <table:table-cell table:formula="of:=SQRT([.$G12])" office:value-type="float" office:value="195.507033121573" calcext:value-type="float">
            <text:p>195.507033121573</text:p>
          </table:table-cell>
          <table:table-cell table:number-columns-repeated="5"/>
        </table:table-row>
      </table:table>
      <table:table table:name="R10B" table:style-name="ta1">
        <table:shapes>
          <draw:frame draw:z-index="0" draw:style-name="gr1" draw:text-style-name="P1" svg:width="5.0409in" svg:height="2.6173in" svg:x="7.9902in" svg:y="1.1949in">
            <draw:object draw:notify-on-update-of-ranges="R10B.A2:R10B.A12 R10B.C1:R10B.C1 R10B.C2:R10B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10B HV (V)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Coin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10B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20A</text:p>
          </table:table-cell>
          <table:table-cell office:value-type="string" calcext:value-type="string">
            <text:p>err</text:p>
          </table:table-cell>
          <table:table-cell table:number-columns-repeated="2"/>
          <table:table-cell office:value-type="string" calcext:value-type="string">
            <text:p>R20A HV</text:p>
          </table:table-cell>
          <table:table-cell office:value-type="string" calcext:value-type="string">
            <text:p>875 V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SQRT([.$C2])" office:value-type="float" office:value="17.0880074906351" calcext:value-type="float">
            <text:p>17.0880074906351</text:p>
          </table:table-cell>
          <table:table-cell office:value-type="float" office:value="1309" calcext:value-type="float">
            <text:p>1309</text:p>
          </table:table-cell>
          <table:table-cell table:formula="of:=SQRT([.$E2])" office:value-type="float" office:value="36.1801050302511" calcext:value-type="float">
            <text:p>36.1801050302511</text:p>
          </table:table-cell>
          <table:table-cell office:value-type="float" office:value="3590" calcext:value-type="float">
            <text:p>3590</text:p>
          </table:table-cell>
          <table:table-cell table:number-columns-repeated="3"/>
          <table:table-cell office:value-type="string" calcext:value-type="string">
            <text:p>Thr</text:p>
          </table:table-cell>
          <table:table-cell office:value-type="string" calcext:value-type="string">
            <text:p>40 mV</text:p>
          </table:table-cell>
          <table:table-cell office:value-type="string" calcext:value-type="string">
            <text:p>on both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SQRT([.$C3])" office:value-type="float" office:value="19.6214168703486" calcext:value-type="float">
            <text:p>19.6214168703486</text:p>
          </table:table-cell>
          <table:table-cell office:value-type="float" office:value="2039" calcext:value-type="float">
            <text:p>2039</text:p>
          </table:table-cell>
          <table:table-cell table:formula="of:=SQRT([.$E3])" office:value-type="float" office:value="45.1552876195025" calcext:value-type="float">
            <text:p>45.1552876195025</text:p>
          </table:table-cell>
          <table:table-cell office:value-type="float" office:value="3571" calcext:value-type="float">
            <text:p>3571</text:p>
          </table:table-cell>
          <table:table-cell table:number-columns-repeated="3"/>
          <table:table-cell office:value-type="string" calcext:value-type="string">
            <text:p>DT</text:p>
          </table:table-cell>
          <table:table-cell office:value-type="string" calcext:value-type="string">
            <text:p>100 s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SQRT([.$C4])" office:value-type="float" office:value="21.5638586528478" calcext:value-type="float">
            <text:p>21.5638586528478</text:p>
          </table:table-cell>
          <table:table-cell office:value-type="float" office:value="2978" calcext:value-type="float">
            <text:p>2978</text:p>
          </table:table-cell>
          <table:table-cell table:formula="of:=SQRT([.$E4])" office:value-type="float" office:value="54.571054598569" calcext:value-type="float">
            <text:p>54.571054598569</text:p>
          </table:table-cell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SQRT([.$C5])" office:value-type="float" office:value="21.5870331449229" calcext:value-type="float">
            <text:p>21.5870331449229</text:p>
          </table:table-cell>
          <table:table-cell office:value-type="float" office:value="4133" calcext:value-type="float">
            <text:p>4133</text:p>
          </table:table-cell>
          <table:table-cell table:formula="of:=SQRT([.$E5])" office:value-type="float" office:value="64.2884126417817" calcext:value-type="float">
            <text:p>64.2884126417817</text:p>
          </table:table-cell>
          <table:table-cell office:value-type="float" office:value="3403" calcext:value-type="float">
            <text:p>3403</text:p>
          </table:table-cell>
          <table:table-cell table:number-columns-repeated="6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473" calcext:value-type="float">
            <text:p>473</text:p>
          </table:table-cell>
          <table:table-cell table:formula="of:=SQRT([.$C6])" office:value-type="float" office:value="21.7485631709315" calcext:value-type="float">
            <text:p>21.7485631709315</text:p>
          </table:table-cell>
          <table:table-cell office:value-type="float" office:value="5403" calcext:value-type="float">
            <text:p>5403</text:p>
          </table:table-cell>
          <table:table-cell table:formula="of:=SQRT([.$E6])" office:value-type="float" office:value="73.5051018637482" calcext:value-type="float">
            <text:p>73.5051018637482</text:p>
          </table:table-cell>
          <table:table-cell office:value-type="float" office:value="3521" calcext:value-type="float">
            <text:p>3521</text:p>
          </table:table-cell>
          <table:table-cell table:number-columns-repeated="6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SQRT([.$C7])" office:value-type="float" office:value="22.4722050542442" calcext:value-type="float">
            <text:p>22.4722050542442</text:p>
          </table:table-cell>
          <table:table-cell office:value-type="float" office:value="8109" calcext:value-type="float">
            <text:p>8109</text:p>
          </table:table-cell>
          <table:table-cell table:formula="of:=SQRT([.$E7])" office:value-type="float" office:value="90.0499861188218" calcext:value-type="float">
            <text:p>90.0499861188218</text:p>
          </table:table-cell>
          <table:table-cell office:value-type="float" office:value="3594" calcext:value-type="float">
            <text:p>3594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SQRT([.$C8])" office:value-type="float" office:value="22.0227155455452" calcext:value-type="float">
            <text:p>22.0227155455452</text:p>
          </table:table-cell>
          <table:table-cell office:value-type="float" office:value="18968" calcext:value-type="float">
            <text:p>18968</text:p>
          </table:table-cell>
          <table:table-cell table:formula="of:=SQRT([.$E8])" office:value-type="float" office:value="137.724362405495" calcext:value-type="float">
            <text:p>137.724362405495</text:p>
          </table:table-cell>
          <table:table-cell office:value-type="float" office:value="3563" calcext:value-type="float">
            <text:p>3563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QRT([.$C9])" office:value-type="float" office:value="9.79795897113271" calcext:value-type="float">
            <text:p>9.79795897113271</text:p>
          </table:table-cell>
          <table:table-cell office:value-type="float" office:value="417" calcext:value-type="float">
            <text:p>417</text:p>
          </table:table-cell>
          <table:table-cell table:formula="of:=SQRT([.$E9])" office:value-type="float" office:value="20.4205778566621" calcext:value-type="float">
            <text:p>20.4205778566621</text:p>
          </table:table-cell>
          <table:table-cell office:value-type="float" office:value="3681" calcext:value-type="float">
            <text:p>3681</text:p>
          </table:table-cell>
          <table:table-cell table:number-columns-repeated="6"/>
        </table:table-row>
      </table:table>
      <table:table table:name="Sheet3" table:style-name="ta1">
        <table:shapes>
          <draw:frame draw:z-index="0" draw:style-name="gr2" draw:text-style-name="P3" svg:width="6.2988in" svg:height="3.5429in" svg:x="7.7535in" svg:y="0.2933in">
            <draw:object draw:notify-on-update-of-ranges="Sheet3.A2:Sheet3.A20 Sheet3.C1:Sheet3.C1 Sheet3.C2:Sheet3.C20" xlink:href="./Object 4" xlink:type="simple" xlink:show="embed" xlink:actuate="onLoad">
              <loext:p text:style-name="P2">13</loext:p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5.0236in" svg:y="186400.5421in">
            <draw:object draw:notify-on-update-of-ranges="Sheet3.A2:Sheet3.A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2" draw:text-style-name="P3" svg:width="6.2961in" svg:height="3.5429in" svg:x="7.3122in" svg:y="4.0378in">
            <draw:object draw:notify-on-update-of-ranges="Sheet3.A2:Sheet3.A20 Sheet3.D1:Sheet3.D1 Sheet3.D2:Sheet3.D20" xlink:href="./Object 6" xlink:type="simple" xlink:show="embed" xlink:actuate="onLoad">
              <loext:p text:style-name="P2">33</loext:p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reshold / mV</text:p>
          </table:table-cell>
          <table:table-cell office:value-type="string" calcext:value-type="string">
            <text:p>Treshhold fixed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DT: 60 s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458" calcext:value-type="float">
            <text:p>458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R20: 830 V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10: 780 V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5:50:20.780974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5:37:38.837568095</meta:creation-date>
    <dc:date>2022-04-06T15:52:59.817459624</dc:date>
    <meta:editing-duration>PT1H42M17S</meta:editing-duration>
    <meta:editing-cycles>27</meta:editing-cycles>
    <meta:generator>LibreOffice/6.4.7.2$Linux_X86_64 LibreOffice_project/40$Build-2</meta:generator>
    <meta:document-statistic meta:table-count="3" meta:cell-count="22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73cm" svg:height="5.782cm" xlink:href=".." xlink:type="simple" chart:class="chart:scatter" chart:style-name="ch1">
        <chart:legend chart:legend-position="end" svg:x="8.01cm" svg:y="2.592cm" style:legend-expansion="high" chart:style-name="ch2"/>
        <chart:plot-area chart:style-name="ch3" table:cell-range-address="R20A.A2:R20A.A14 R20A.C2:R20A.C14" svg:x="0.205cm" svg:y="0.115cm" svg:width="7.6cm" svg:height="5.552cm">
          <chartooo:coordinate-region svg:x="1.012cm" svg:y="0.314cm" svg:width="6.513cm" svg:height="4.7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20A.C2:R20A.C14" chart:class="chart:scatter">
            <chart:domain table:cell-range-address="R20A.A2:R20A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R20A.A2:R20A.A14</svg:desc>
                </draw:g>
              </table:table-cell>
              <table:table-cell office:value-type="float" office:value="59">
                <text:p>59</text:p>
                <draw:g>
                  <svg:desc>R20A.C2:R20A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5">
                <text:p>7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">
                <text:p>77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5">
                <text:p>82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2">
                <text:p>86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5">
                <text:p>875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7">
                <text:p>88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1cm" svg:height="6.172cm" xlink:href=".." xlink:type="simple" chart:class="chart:scatter" chart:style-name="ch1">
        <chart:legend chart:legend-position="end" svg:x="9.72cm" svg:y="2.787cm" style:legend-expansion="high" chart:style-name="ch2"/>
        <chart:plot-area chart:style-name="ch3" table:cell-range-address="R20A.A2:R20A.A14 R20A.G2:R20A.G14" svg:x="0.59cm" svg:y="0.093cm" svg:width="10.427cm" svg:height="6.189cm">
          <chartooo:coordinate-region svg:x="1.952cm" svg:y="0.292cm" svg:width="8.785cm" svg:height="5.3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20A.G2:R20A.G14" chart:class="chart:scatter">
            <chart:domain table:cell-range-address="R20A.A2:R20A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R20A.A2:R20A.A14</svg:desc>
                </draw:g>
              </table:table-cell>
              <table:table-cell office:value-type="float" office:value="267">
                <text:p>267</text:p>
                <draw:g>
                  <svg:desc>R20A.G2:R20A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5">
                <text:p>7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">
                <text:p>775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5">
                <text:p>825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2">
                <text:p>862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5">
                <text:p>875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7">
                <text:p>887</text:p>
              </table:table-cell>
              <table:table-cell office:value-type="float" office:value="10471">
                <text:p>10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38223">
                <text:p>38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05cm" svg:height="6.649cm" xlink:href=".." xlink:type="simple" chart:class="chart:scatter" chart:style-name="ch1">
        <chart:legend chart:legend-position="end" svg:x="11.177cm" svg:y="3.025cm" style:legend-expansion="high" chart:style-name="ch2"/>
        <chart:plot-area chart:style-name="ch3" table:cell-range-address="R10B.A2:R10B.A12 R10B.C1:R10B.C12" chart:data-source-has-labels="row" svg:x="1.571cm" svg:y="-0.199cm" svg:width="8.753cm" svg:height="5.043cm">
          <chartooo:coordinate-region svg:x="2.564cm" svg:y="0cm" svg:width="7.48cm" svg:height="4.1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10B.C2:R10B.C12" chart:label-cell-address="R10B.C1:R10B.C1" chart:class="chart:scatter">
            <chart:domain table:cell-range-address="R10B.A2:R10B.A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inc</text:p>
                <draw:g>
                  <svg:desc>R10B.C1:R10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R10B.A2:R10B.A12</svg:desc>
                </draw:g>
              </table:table-cell>
              <table:table-cell office:value-type="float" office:value="292">
                <text:p>292</text:p>
                <draw:g>
                  <svg:desc>R10B.C2:R10B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5">
                <text:p>77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5">
                <text:p>82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0">
                <text:p>85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5">
                <text:p>87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36cm" svg:y="4.201cm" style:legend-expansion="high" chart:style-name="ch2"/>
        <chart:plot-area chart:style-name="ch3" table:cell-range-address="Sheet3.A2:Sheet3.A20 Sheet3.C1:Sheet3.C20" chart:data-source-has-labels="row" svg:x="0.417cm" svg:y="0.338cm" svg:width="14.087cm" svg:height="8.638cm">
          <chartooo:coordinate-region svg:x="1.224cm" svg:y="0.538cm" svg:width="13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20" chart:label-cell-address="Sheet3.C1:Sheet3.C1" chart:class="chart:scatter">
            <chart:domain table:cell-range-address="Sheet3.A2:Sheet3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10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3.A2:Sheet3.A20</svg:desc>
                </draw:g>
              </table:table-cell>
              <table:table-cell office:value-type="float" office:value="586">
                <text:p>586</text:p>
                <draw:g>
                  <svg:desc>Sheet3.C2:Sheet3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">
                <text:p>14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">
                <text:p>16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">
                <text:p>220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Sheet3.A2:Sheet3.A21 Sheet3.D1:Sheet3.D4" chart:data-source-has-labels="row" svg:x="0.32cm" svg:y="0.18cm" svg:width="14.42cm" svg:height="8.64cm">
          <chartooo:coordinate-region svg:x="1.127cm" svg:y="0.379cm" svg:width="13.4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3:Sheet3.A21 Sheet3.D1:Sheet3.D4" chart:label-cell-address="Sheet3.A2:Sheet3.A2" chart:class="chart:scatte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3.A2:Sheet3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3.A3:Sheet3.A21 Sheet3.D1:Sheet3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cm" xlink:href=".." xlink:type="simple" chart:class="chart:scatter" chart:style-name="ch1">
        <chart:legend chart:legend-position="end" svg:x="14.629cm" svg:y="4.201cm" style:legend-expansion="high" chart:style-name="ch2"/>
        <chart:plot-area chart:style-name="ch3" table:cell-range-address="Sheet3.A2:Sheet3.A20 Sheet3.D1:Sheet3.D20" chart:data-source-has-labels="row" svg:x="0.319cm" svg:y="0.18cm" svg:width="13.991cm" svg:height="8.64cm">
          <chartooo:coordinate-region svg:x="1.126cm" svg:y="0.379cm" svg:width="12.9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20" chart:label-cell-address="Sheet3.D1:Sheet3.D1" chart:class="chart:scatter">
            <chart:domain table:cell-range-address="Sheet3.A2:Sheet3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2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3.A2:Sheet3.A20</svg:desc>
                </draw:g>
              </table:table-cell>
              <table:table-cell office:value-type="float" office:value="559">
                <text:p>559</text:p>
                <draw:g>
                  <svg:desc>Sheet3.D2:Sheet3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">
                <text:p>14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">
                <text:p>16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">
                <text:p>220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